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style:writing-mode="page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A1" style:family="table-cell">
      <style:table-cell-properties style:writing-mode="page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8.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B" style:family="table-column">
      <style:table-column-properties style:column-width="8.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8.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B" style:family="table-column">
      <style:table-column-properties style:column-width="8.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8.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8.5cm" style:rel-column-width="32767*"/>
    </style:style>
    <style:style style:name="Tabla9.B" style:family="table-column">
      <style:table-column-properties style:column-width="8.5cm" style:rel-column-width="32768*"/>
    </style:style>
    <style:style style:name="Tabla9.A1" style:family="table-cell">
      <style:table-cell-properties style:writing-mode="page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8.5cm" style:rel-column-width="32767*"/>
    </style:style>
    <style:style style:name="Tabla10.B" style:family="table-column">
      <style:table-column-properties style:column-width="8.5cm" style:rel-column-width="32768*"/>
    </style:style>
    <style:style style:name="Tabla10.A1" style:family="table-cell">
      <style:table-cell-properties style:writing-mode="page"/>
    </style:style>
    <style:style style:name="P1" style:family="paragraph" style:parent-style-name="Standard">
      <style:text-properties officeooo:rsid="000f3550" officeooo:paragraph-rsid="000f3550"/>
    </style:style>
    <style:style style:name="P2" style:family="paragraph" style:parent-style-name="Standard">
      <style:text-properties officeooo:rsid="000f3550" officeooo:paragraph-rsid="00101473"/>
    </style:style>
    <style:style style:name="P3" style:family="paragraph" style:parent-style-name="Standard">
      <style:text-properties officeooo:rsid="000f3550" officeooo:paragraph-rsid="001236ef"/>
    </style:style>
    <style:style style:name="P4" style:family="paragraph" style:parent-style-name="Standard">
      <style:text-properties officeooo:rsid="000f3550" officeooo:paragraph-rsid="0015c37d"/>
    </style:style>
    <style:style style:name="P5" style:family="paragraph" style:parent-style-name="Standard">
      <style:text-properties officeooo:rsid="000f3550" officeooo:paragraph-rsid="001699c1"/>
    </style:style>
    <style:style style:name="P6" style:family="paragraph" style:parent-style-name="Standard">
      <style:text-properties officeooo:rsid="000f3550" officeooo:paragraph-rsid="001aeee4"/>
    </style:style>
    <style:style style:name="P7" style:family="paragraph" style:parent-style-name="Standard">
      <style:text-properties officeooo:rsid="000f3550" officeooo:paragraph-rsid="00205ec1"/>
    </style:style>
    <style:style style:name="P8" style:family="paragraph" style:parent-style-name="Standard">
      <style:text-properties officeooo:rsid="000f3550" officeooo:paragraph-rsid="00207827"/>
    </style:style>
    <style:style style:name="P9" style:family="paragraph" style:parent-style-name="Standard">
      <style:text-properties officeooo:rsid="000f3550" officeooo:paragraph-rsid="0022e226"/>
    </style:style>
    <style:style style:name="P10" style:family="paragraph" style:parent-style-name="Standard">
      <style:text-properties officeooo:rsid="000f3550" officeooo:paragraph-rsid="0024481c"/>
    </style:style>
    <style:style style:name="P11" style:family="paragraph" style:parent-style-name="Standard">
      <style:text-properties officeooo:rsid="000f3550" officeooo:paragraph-rsid="00251aa1"/>
    </style:style>
    <style:style style:name="P12" style:family="paragraph" style:parent-style-name="Standard">
      <style:text-properties officeooo:rsid="00184dde" officeooo:paragraph-rsid="00184dde"/>
    </style:style>
    <style:style style:name="P13" style:family="paragraph" style:parent-style-name="Standard">
      <style:text-properties officeooo:paragraph-rsid="001aeee4"/>
    </style:style>
    <style:style style:name="P14" style:family="paragraph" style:parent-style-name="Standard">
      <style:text-properties officeooo:rsid="001699c1" officeooo:paragraph-rsid="001699c1"/>
    </style:style>
    <style:style style:name="P15" style:family="paragraph" style:parent-style-name="Table_20_Contents">
      <style:text-properties officeooo:rsid="0022e226" officeooo:paragraph-rsid="0022e226"/>
    </style:style>
    <style:style style:name="P16" style:family="paragraph" style:parent-style-name="Table_20_Contents">
      <style:text-properties officeooo:rsid="0022e226" officeooo:paragraph-rsid="0024481c"/>
    </style:style>
    <style:style style:name="P17" style:family="paragraph" style:parent-style-name="Table_20_Contents">
      <style:text-properties officeooo:rsid="0022e226" officeooo:paragraph-rsid="00251aa1"/>
    </style:style>
    <style:style style:name="P18" style:family="paragraph" style:parent-style-name="Table_20_Contents">
      <style:text-properties officeooo:rsid="0022e226" officeooo:paragraph-rsid="0022e226" fo:background-color="#ffff00"/>
    </style:style>
    <style:style style:name="P19" style:family="paragraph" style:parent-style-name="Table_20_Contents">
      <style:text-properties officeooo:rsid="0022e226" officeooo:paragraph-rsid="0024481c" fo:background-color="#ffff00"/>
    </style:style>
    <style:style style:name="P20" style:family="paragraph" style:parent-style-name="Table_20_Contents">
      <style:text-properties officeooo:rsid="0022e226" officeooo:paragraph-rsid="00251aa1" fo:background-color="#ffff00"/>
    </style:style>
    <style:style style:name="P21" style:family="paragraph" style:parent-style-name="Table_20_Contents">
      <style:text-properties officeooo:paragraph-rsid="0022e226"/>
    </style:style>
    <style:style style:name="P22" style:family="paragraph" style:parent-style-name="Table_20_Contents">
      <style:text-properties officeooo:rsid="0022e226" officeooo:paragraph-rsid="0022e226" fo:background-color="transparent"/>
    </style:style>
    <style:style style:name="P23" style:family="paragraph" style:parent-style-name="Table_20_Contents">
      <style:text-properties officeooo:rsid="0022e226" officeooo:paragraph-rsid="0024481c" fo:background-color="transparent"/>
    </style:style>
    <style:style style:name="P24" style:family="paragraph" style:parent-style-name="Table_20_Contents">
      <style:text-properties officeooo:rsid="0022e226" officeooo:paragraph-rsid="00251aa1" fo:background-color="transparent"/>
    </style:style>
    <style:style style:name="P25" style:family="paragraph" style:parent-style-name="Table_20_Contents">
      <style:text-properties officeooo:rsid="0024481c" officeooo:paragraph-rsid="0024481c"/>
    </style:style>
    <style:style style:name="P26" style:family="paragraph" style:parent-style-name="Table_20_Contents">
      <style:text-properties officeooo:rsid="0024481c" officeooo:paragraph-rsid="00251aa1"/>
    </style:style>
    <style:style style:name="P27" style:family="paragraph" style:parent-style-name="Table_20_Contents">
      <style:text-properties officeooo:paragraph-rsid="0024481c"/>
    </style:style>
    <style:style style:name="P28" style:family="paragraph" style:parent-style-name="Table_20_Contents">
      <style:text-properties officeooo:paragraph-rsid="00251aa1"/>
    </style:style>
    <style:style style:name="P29" style:family="paragraph" style:parent-style-name="Table_20_Contents">
      <style:text-properties officeooo:rsid="00251aa1" officeooo:paragraph-rsid="00251aa1"/>
    </style:style>
    <style:style style:name="P30" style:family="paragraph" style:parent-style-name="Standard">
      <style:text-properties officeooo:rsid="0022e226" officeooo:paragraph-rsid="0024481c"/>
    </style:style>
    <style:style style:name="P31" style:family="paragraph" style:parent-style-name="Standard">
      <style:text-properties officeooo:rsid="00251aa1" officeooo:paragraph-rsid="00251aa1"/>
    </style:style>
    <style:style style:name="P32" style:family="paragraph" style:parent-style-name="Standard">
      <style:text-properties officeooo:rsid="00207827" officeooo:paragraph-rsid="00207827"/>
    </style:style>
    <style:style style:name="P33" style:family="paragraph" style:parent-style-name="Table_20_Contents">
      <style:text-properties officeooo:rsid="0024481c" officeooo:paragraph-rsid="0024481c"/>
    </style:style>
    <style:style style:name="T1" style:family="text">
      <style:text-properties officeooo:rsid="00101473"/>
    </style:style>
    <style:style style:name="T2" style:family="text">
      <style:text-properties style:text-underline-style="none" officeooo:rsid="00101473"/>
    </style:style>
    <style:style style:name="T3" style:family="text">
      <style:text-properties officeooo:rsid="0015c37d"/>
    </style:style>
    <style:style style:name="T4" style:family="text">
      <style:text-properties officeooo:rsid="000f3550"/>
    </style:style>
    <style:style style:name="T5" style:family="text">
      <style:text-properties officeooo:rsid="001699c1"/>
    </style:style>
    <style:style style:name="T6" style:family="text">
      <style:text-properties officeooo:rsid="00184dde"/>
    </style:style>
    <style:style style:name="T7" style:family="text">
      <style:text-properties officeooo:rsid="0019e121"/>
    </style:style>
    <style:style style:name="T8" style:family="text">
      <style:text-properties fo:language="es" fo:country="ES" fo:font-weight="bold"/>
    </style:style>
    <style:style style:name="T9" style:family="text">
      <style:text-properties fo:language="es" fo:country="ES" fo:font-weight="bold" officeooo:rsid="0019e121"/>
    </style:style>
    <style:style style:name="T10" style:family="text">
      <style:text-properties officeooo:rsid="001aeee4"/>
    </style:style>
    <style:style style:name="T11" style:family="text">
      <style:text-properties officeooo:rsid="001d639f"/>
    </style:style>
    <style:style style:name="T12" style:family="text">
      <style:text-properties officeooo:rsid="001f00b2"/>
    </style:style>
    <style:style style:name="T13" style:family="text">
      <style:text-properties officeooo:rsid="001fdd34"/>
    </style:style>
    <style:style style:name="T14" style:family="text">
      <style:text-properties officeooo:rsid="001fe133"/>
    </style:style>
    <style:style style:name="T15" style:family="text">
      <style:text-properties officeooo:rsid="002028c8"/>
    </style:style>
    <style:style style:name="T16" style:family="text">
      <style:text-properties officeooo:rsid="00205ec1"/>
    </style:style>
    <style:style style:name="T17" style:family="text">
      <style:text-properties officeooo:rsid="00207827"/>
    </style:style>
    <style:style style:name="T18" style:family="text">
      <style:text-properties officeooo:rsid="0021f289"/>
    </style:style>
    <style:style style:name="T19" style:family="text">
      <style:text-properties officeooo:rsid="0022e226"/>
    </style:style>
    <style:style style:name="T20" style:family="text">
      <style:text-properties officeooo:rsid="0024481c"/>
    </style:style>
    <style:style style:name="T21" style:family="text">
      <style:text-properties officeooo:rsid="00251aa1"/>
    </style:style>
    <style:style style:name="T22" style:family="text">
      <style:text-properties officeooo:rsid="002536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1">1) </text:span><text:span text:style-name="T1">Los códigos comentados y corregidos se encuentran dentro </text:span><text:span text:style-name="T2">de</text:span><text:span text:style-name="T1"> la carpeta</text:span><text:span text:style-name="T11"><text:line-break/><text:line-break/>a)<text:tab/></text:span><text:span text:style-name="T5">Funcionamiento:<text:line-break/><text:tab/>-</text:span>FUNCION <text:span text:style-name="T11">toma el valor de a0, lo niega bit a bit, le suma 1 y lo devuelve. Esto es calcularle <text:tab/>el complemento a dos a a0.<text:line-break/><text:tab/>-El test llama a </text:span>FUNCION <text:span text:style-name="T11">con argumento a0=2024 y luego se fija si sumarle el valor <text:tab/>original del argumento (2024) devuelve 0. En caso de que </text:span>FUNCION <text:span text:style-name="T11">funcione bien y <text:tab/>devuelva el complemento a dos de 2024, la suma tiene que dar 0, </text:span><text:span text:style-name="T12">por lo que el programa no <text:tab/>branchea y</text:span><text:span text:style-name="T11"> en ese caso a1 = 1. Si la suma no da 0, </text:span><text:span text:style-name="T12">el programa branchea a noFunciona y en <text:tab/>ese caso</text:span><text:span text:style-name="T11"> a1 = 0.<text:line-break/><text:line-break/><text:tab/></text:span><text:span text:style-name="T12">Errores:<text:line-break/><text:tab/>- El </text:span><text:span text:style-name="T16">test falla </text:span><text:span text:style-name="T12"><text:s/>por que en por que en <text:s/></text:span>FUNCION <text:span text:style-name="T12">se modifica el valor de s1.El programados <text:tab/>B asumió que se preservaba s1 por las convenciones de llamada, por lo que luego las test <text:tab/>fallan. Por lo tanto la culpa es del programador A. Esto se puede arreglar de 2 maneras: <text:tab/>guardando el valor de s1 en el stack y luego </text:span><text:span text:style-name="T16">r</text:span><text:span text:style-name="T12">establecerlo, o utilizar un registro que se pueda <text:tab/>modificar para que cumpla el rol de s1. Como dentro de </text:span>FUNCION <text:span text:style-name="T12">no se llama a ninguna <text:tab/>otra función podemos usar un registro modificable sin miedo a comportamientos no <text:tab/>deseados. En nuestro caso remplazamos todas las apariciones de s1 por a1 en </text:span>FUNCION.<text:span text:style-name="T12"> <text:line-break/><text:tab/><text:line-break/><text:tab/>-Una observación que no modifica que el test pase es que en el test se modifica el valor <text:tab/>s1 <text:tab/>pero luego no se restablece. Como el test es el main no es llamado por ninguna otra parte del <text:tab/>código lo que no genera ningún error al no restablecer s1, pero decidimos utilizar registros <text:tab/>modificables (teniendo en cuenta que pueden ser modificados al llamar a </text:span>FUNCION <text:span text:style-name="T12">). <text:tab/></text:span><text:span text:style-name="T13">También podríamos haber guardado s1 en el stack y luego restablecerlo</text:span><text:span text:style-name="T12">. </text:span><text:span text:style-name="T13">Si no </text:span><text:span text:style-name="T22">lo </text:span><text:span text:style-name="T13">hubiéramos <text:tab/>modificado el test pasaría igual. </text:span><text:line-break/><text:line-break/><text:span text:style-name="T13">b)<text:tab/></text:span><text:span text:style-name="T5">Funcionamiento:<text:line-break/><text:tab/>-</text:span>FUNCION <text:span text:style-name="T14">devuelve la suma de a0 y a1</text:span><text:span text:style-name="T11"><text:line-break/><text:tab/>-El test llama a </text:span>FUNCION <text:span text:style-name="T11">con argu</text:span><text:span text:style-name="T14">mento a0 =4 y a1=6 y se fija si el resultado es diferente <text:tab/>de 10, en ese caso branchea a noFunciona y a1=0, en caso contrario a1=1.<text:line-break/><text:line-break/><text:tab/>Errores:<text:line-break/><text:tab/>- </text:span><text:span text:style-name="T12">El </text:span><text:span text:style-name="T16">test falla </text:span><text:span text:style-name="T12"><text:s/>por que en </text:span>FUNCION <text:span text:style-name="T14">el valor de retorno esta en a3. </text:span><text:span text:style-name="T12">El programados B <text:tab/>asumió que </text:span><text:span text:style-name="T14">la respuesta de la llamada a la función esta en a0 p</text:span><text:span text:style-name="T12">or las convenciones de <text:tab/>llamada, por lo que luego las test fallan. Por lo tanto la culpa es del programador A.<text:line-break/><text:line-break/></text:span><text:span text:style-name="T14">c)<text:tab/></text:span><text:span text:style-name="T5">Funcionamiento:<text:line-break/><text:tab/>- </text:span>FUNCION <text:span text:style-name="T11">toma el valor de a0 </text:span><text:span text:style-name="T15">y lo desplaza 2 bits a la izquierda, esto tiene el efecto de <text:tab/>multiplicar por 4. Luego toma el valor de a1 y lo desplaza 1 a la derecha, esto tiene el efecto <text:tab/>de dividir por 2. Por ultimo resta los 2 valores y retorna.<text:line-break/><text:tab/>- Hay 3 tests, la primera llama a función con argumentos a0=1 y a1=2, la segunda con <text:tab/>argumentos a0=3 y a1=2 y la tercera con argumentos a0=3 y a1=12. En los tres casos se fija <text:tab/>si el valor retornado es diferente de 4*a0 – a1/2. <text:s/></text:span><text:span text:style-name="T16">Si se cumple cualquiera branchea a <text:tab/>noFunciona y a1=0.Si los 3 son iguales a </text:span><text:span text:style-name="T15">4*a0 – a1/2 </text:span><text:span text:style-name="T16">no branchea y a1=1<text:line-break/><text:line-break/><text:tab/>Error: <text:line-break/><text:tab/>-Los tests fallan por que el programador B asume que los registros de los argumentos se <text:tab/>mantienen luego de la llamada a la función, esto debido a no tener en cuenta las <text:tab/>convenciones de llamada. Por lo tanto la culpa es del programados B. Para arreglarlo <text:tab/>cargamos en a0 y a1 los valores de los argumentos antes de todas las llamadas.</text:span><text:line-break/><text:line-break/><text:soft-page-break/><text:line-break/><text:span text:style-name="T17">2) <text:tab/>Los códigos están en la carpeta <text:s/><text:line-break/></text:span><text:line-break/>3)<text:tab/><text:span text:style-name="T1">Los códigos comentados y corregidos se encuentran dentro </text:span><text:span text:style-name="T2">de</text:span><text:span text:style-name="T1"> la carpeta</text:span></text:p>
      <text:p text:style-name="P1"/>
      <text:p text:style-name="P3">a)<text:tab/><text:span text:style-name="T5">Funcionamiento:</text:span></text:p>
      <text:p text:style-name="P3"/>
      <text:p text:style-name="P3"><text:tab/>-FUNCION_AUX<text:span text:style-name="T1"> devuelve el numero mas chico entre los argumentos a0 y a1. Esto ya que <text:tab/>si a1&gt;a0 mantiene el valor de a0 y en caso contrario remplaza el valor de a0 con a1.</text:span></text:p>
      <text:p text:style-name="P2"><text:tab/></text:p>
      <text:p text:style-name="P4"><text:tab/>-FUNCION <text:span text:style-name="T1">devuelve el numero mas chico entre los argumentos a0,a1,a2 y a3. Al principio <text:tab/>de la función guarda a2 y a3 en el satck, esto ya que no podemos estar seguros de que al <text:tab/>llamar a <text:s/></text:span>FUNCION_AUX <text:span text:style-name="T1">los registros a2 y a3 mantengan su valor, ya que las</text:span></text:p>
      <text:p text:style-name="P4"><text:span text:style-name="T1"><text:tab/>convenciones de llamadas no lo requieren. </text:span><text:span text:style-name="T3">Luego el programa llama a </text:span>FUNCION_AUX <text:span text:style-name="T3">lo <text:tab/>que devuelve el valor mas chico entre a0 y a1, despues mueve el valor retor</text:span><text:span text:style-name="T6">n</text:span><text:span text:style-name="T3">ado a el registro<text:tab/>s1. Luego vuelve a llamar a <text:s/></text:span>FUNCION_AUX, <text:span text:style-name="T3">pero primero mueve a2 y a3 a a0 y a2<text:tab/> <text:tab/>respectivamente, esto retornara el valor mas chico de entre los 2. por ultimo mueve s1 a a1 y <text:tab/>vuelve a llamar a <text:s/></text:span>FUNCION_AUX, <text:span text:style-name="T3">eso termina el cuerpo de la función.</text:span> <text:span text:style-name="T3">En resumen la <text:tab/>función retornara menor(menor(a0,a1),menor(a2,a3)), es decir el valor mas chico de entre <text:tab/>los 4 registros</text:span> </text:p>
      <text:p text:style-name="P5"><text:tab/></text:p>
      <text:p text:style-name="P14"><text:tab/>Errores:</text:p>
      <text:p text:style-name="P5"/>
      <text:p text:style-name="P9"><text:tab/>- <text:span text:style-name="T5">El error que causa que los test no pasen es que en </text:span>FUNCION_AUX <text:span text:style-name="T5">se modifica el sp en el <text:tab/></text:span><text:span text:style-name="T6">prologo</text:span><text:span text:style-name="T5"> de la función, pero en no hay un </text:span><text:span text:style-name="T6">epilogo</text:span><text:span text:style-name="T5">, por lo que el sp no se restaura. </text:span><text:span text:style-name="T18">Por lo tanto <text:tab/>el culpable es el programados B.</text:span><text:span text:style-name="T5"> </text:span><text:span text:style-name="T18">Esto se puede solucionar agregando </text:span><text:span text:style-name="T5">un </text:span><text:span text:style-name="T6">epilogo</text:span><text:span text:style-name="T5"> </text:span><text:span text:style-name="T18">en la lable <text:tab/>terminar </text:span><text:span text:style-name="T5">donde se restablezca el sp.<text:line-break/><text:line-break/><text:tab/>-Hay un segundo error, en FUNCION se modifica s1 pero el valor de este no se guarda en el <text:tab/>satck </text:span><text:span text:style-name="T6">en el prologo. </text:span><text:span text:style-name="T5"><text:s/></text:span><text:span text:style-name="T6">Esto hace que no se cumplan las convenciones de llamada. Para <text:tab/>alegrarlo modificamos el prologo y el epilogo para guardar y restablecer el valor de s1. </text:span><text:span text:style-name="T10">De <text:tab/>todos modos este error no hace que la función no pase el test.<text:line-break/><text:line-break/><text:tab/></text:span><text:span text:style-name="T19">Seguimiento del stack: (en amarillo se marca el sp)<text:line-break/>Inicio del programa:<text:tab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Dirección</text:p>
          </table:table-cell>
          <table:table-cell table:style-name="Tabla1.A1" office:value-type="string">
            <text:p text:style-name="P15">Valor</text:p>
          </table:table-cell>
        </table:table-row>
        <table:table-row>
          <table:table-cell table:style-name="Tabla1.A1" office:value-type="string">
            <text:p text:style-name="P15">0x7fffffdc</text:p>
          </table:table-cell>
          <table:table-cell table:style-name="Tabla1.A1" office:value-type="string">
            <text:p text:style-name="Table_20_Contents">*</text:p>
          </table:table-cell>
        </table:table-row>
        <table:table-row>
          <table:table-cell table:style-name="Tabla1.A1" office:value-type="string">
            <text:p text:style-name="P15">0x7fffffe0</text:p>
          </table:table-cell>
          <table:table-cell table:style-name="Tabla1.A1" office:value-type="string">
            <text:p text:style-name="Table_20_Contents">*</text:p>
          </table:table-cell>
        </table:table-row>
        <table:table-row>
          <table:table-cell table:style-name="Tabla1.A1" office:value-type="string">
            <text:p text:style-name="P15">0x7fffffe4</text:p>
          </table:table-cell>
          <table:table-cell table:style-name="Tabla1.A1" office:value-type="string">
            <text:p text:style-name="Table_20_Contents">*</text:p>
          </table:table-cell>
        </table:table-row>
        <table:table-row>
          <table:table-cell table:style-name="Tabla1.A1" office:value-type="string">
            <text:p text:style-name="P15">0x7fffffe8</text:p>
          </table:table-cell>
          <table:table-cell table:style-name="Tabla1.A1" office:value-type="string">
            <text:p text:style-name="Table_20_Contents">*</text:p>
          </table:table-cell>
        </table:table-row>
        <table:table-row>
          <table:table-cell table:style-name="Tabla1.A1" office:value-type="string">
            <text:p text:style-name="P15">0x7fffffec</text:p>
          </table:table-cell>
          <table:table-cell table:style-name="Tabla1.A1" office:value-type="string">
            <text:p text:style-name="Table_20_Contents">*</text:p>
          </table:table-cell>
        </table:table-row>
        <table:table-row>
          <table:table-cell table:style-name="Tabla1.A1" office:value-type="string">
            <text:p text:style-name="P18">0x7ffffff0</text:p>
          </table:table-cell>
          <table:table-cell table:style-name="Tabla1.A1" office:value-type="string">
            <text:p text:style-name="Table_20_Contents">*</text:p>
          </table:table-cell>
        </table:table-row>
      </table:table>
      <text:p text:style-name="P9"><text:span text:style-name="T6"><text:line-break/></text:span><text:span text:style-name="T19">Llamada a FUNCION:</text:span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5">Dirección</text:p>
          </table:table-cell>
          <table:table-cell table:style-name="Tabla2.A1" office:value-type="string">
            <text:p text:style-name="P15">Valor</text:p>
          </table:table-cell>
        </table:table-row>
        <table:table-row>
          <table:table-cell table:style-name="Tabla2.A1" office:value-type="string">
            <text:p text:style-name="P15">0x7fffffdc</text:p>
          </table:table-cell>
          <table:table-cell table:style-name="Tabla2.A1" office:value-type="string">
            <text:p text:style-name="P21">*</text:p>
          </table:table-cell>
        </table:table-row>
        <table:table-row>
          <table:table-cell table:style-name="Tabla2.A1" office:value-type="string">
            <text:p text:style-name="P18">0x7fffffe0</text:p>
          </table:table-cell>
          <table:table-cell table:style-name="Tabla2.A1" office:value-type="string">
            <text:p text:style-name="P25">-124</text:p>
          </table:table-cell>
        </table:table-row>
        <table:table-row>
          <table:table-cell table:style-name="Tabla2.A1" office:value-type="string">
            <text:p text:style-name="P15">0x7fffffe4</text:p>
          </table:table-cell>
          <table:table-cell table:style-name="Tabla2.A1" office:value-type="string">
            <text:p text:style-name="P25">-14</text:p>
          </table:table-cell>
        </table:table-row>
        <table:table-row>
          <table:table-cell table:style-name="Tabla2.A1" office:value-type="string">
            <text:p text:style-name="P15">0x7fffffe8</text:p>
          </table:table-cell>
          <table:table-cell table:style-name="Tabla2.A1" office:value-type="string">
            <text:p text:style-name="P25">Dirección de retorno FUNCION</text:p>
          </table:table-cell>
        </table:table-row>
        <table:table-row>
          <table:table-cell table:style-name="Tabla2.A1" office:value-type="string">
            <text:p text:style-name="P15">0x7fffffec</text:p>
          </table:table-cell>
          <table:table-cell table:style-name="Tabla2.A1" office:value-type="string">
            <text:p text:style-name="P25">Valor inicial s1</text:p>
          </table:table-cell>
        </table:table-row>
        <table:table-row>
          <table:table-cell table:style-name="Tabla2.A1" office:value-type="string">
            <text:p text:style-name="P22">0x7ffffff0</text:p>
          </table:table-cell>
          <table:table-cell table:style-name="Tabla2.A1" office:value-type="string">
            <text:p text:style-name="P21">*</text:p>
          </table:table-cell>
        </table:table-row>
      </table:table>
      <text:p text:style-name="P10"><text:soft-page-break/><text:span text:style-name="T19"><text:line-break/></text:span><text:span text:style-name="T20">Primera llamada a FUNCION_AUX</text:span><text:span text:style-name="T19">: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Dirección</text:p>
          </table:table-cell>
          <table:table-cell table:style-name="Tabla3.A1" office:value-type="string">
            <text:p text:style-name="P16">Valor</text:p>
          </table:table-cell>
        </table:table-row>
        <table:table-row>
          <table:table-cell table:style-name="Tabla3.A1" office:value-type="string">
            <text:p text:style-name="P19">0x7fffffdc</text:p>
          </table:table-cell>
          <table:table-cell table:style-name="Tabla3.A1" office:value-type="string">
            <text:p text:style-name="P25">Dirección de retorno FUNCION_AUX</text:p>
          </table:table-cell>
        </table:table-row>
        <table:table-row>
          <table:table-cell table:style-name="Tabla3.A1" office:value-type="string">
            <text:p text:style-name="P23">0x7fffffe0</text:p>
          </table:table-cell>
          <table:table-cell table:style-name="Tabla3.A1" office:value-type="string">
            <text:p text:style-name="P25">-124</text:p>
          </table:table-cell>
        </table:table-row>
        <table:table-row>
          <table:table-cell table:style-name="Tabla3.A1" office:value-type="string">
            <text:p text:style-name="P16">0x7fffffe4</text:p>
          </table:table-cell>
          <table:table-cell table:style-name="Tabla3.A1" office:value-type="string">
            <text:p text:style-name="P25">-14</text:p>
          </table:table-cell>
        </table:table-row>
        <table:table-row>
          <table:table-cell table:style-name="Tabla3.A1" office:value-type="string">
            <text:p text:style-name="P16">0x7fffffe8</text:p>
          </table:table-cell>
          <table:table-cell table:style-name="Tabla3.A1" office:value-type="string">
            <text:p text:style-name="P25">Dirección de retorno FUNCION</text:p>
          </table:table-cell>
        </table:table-row>
        <table:table-row>
          <table:table-cell table:style-name="Tabla3.A1" office:value-type="string">
            <text:p text:style-name="P16">0x7fffffec</text:p>
          </table:table-cell>
          <table:table-cell table:style-name="Tabla3.A1" office:value-type="string">
            <text:p text:style-name="P25">Valor inicial s1</text:p>
          </table:table-cell>
        </table:table-row>
        <table:table-row>
          <table:table-cell table:style-name="Tabla3.A1" office:value-type="string">
            <text:p text:style-name="P23">0x7ffffff0</text:p>
          </table:table-cell>
          <table:table-cell table:style-name="Tabla3.A1" office:value-type="string">
            <text:p text:style-name="P27">*</text:p>
          </table:table-cell>
        </table:table-row>
      </table:table>
      <text:p text:style-name="P10"><text:span text:style-name="T19"><text:line-break/></text:span><text:span text:style-name="T20">Retorno de FUNCION_AUX</text:span><text:span text:style-name="T19">:</text:span></text:p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6">Dirección</text:p>
          </table:table-cell>
          <table:table-cell table:style-name="Tabla4.A1" office:value-type="string">
            <text:p text:style-name="P16">Valor</text:p>
          </table:table-cell>
        </table:table-row>
        <table:table-row>
          <table:table-cell table:style-name="Tabla4.A1" office:value-type="string">
            <text:p text:style-name="P23">0x7fffffdc</text:p>
          </table:table-cell>
          <table:table-cell table:style-name="Tabla4.A1" office:value-type="string">
            <text:p text:style-name="P25">Dirección de retorno FUNCION_AUX</text:p>
          </table:table-cell>
        </table:table-row>
        <table:table-row>
          <table:table-cell table:style-name="Tabla4.A1" office:value-type="string">
            <text:p text:style-name="P19">0x7fffffe0</text:p>
          </table:table-cell>
          <table:table-cell table:style-name="Tabla4.A1" office:value-type="string">
            <text:p text:style-name="P25">-124</text:p>
          </table:table-cell>
        </table:table-row>
        <table:table-row>
          <table:table-cell table:style-name="Tabla4.A1" office:value-type="string">
            <text:p text:style-name="P16">0x7fffffe4</text:p>
          </table:table-cell>
          <table:table-cell table:style-name="Tabla4.A1" office:value-type="string">
            <text:p text:style-name="P25">-14</text:p>
          </table:table-cell>
        </table:table-row>
        <table:table-row>
          <table:table-cell table:style-name="Tabla4.A1" office:value-type="string">
            <text:p text:style-name="P16">0x7fffffe8</text:p>
          </table:table-cell>
          <table:table-cell table:style-name="Tabla4.A1" office:value-type="string">
            <text:p text:style-name="P25">Dirección de retorno FUNCION</text:p>
          </table:table-cell>
        </table:table-row>
        <table:table-row>
          <table:table-cell table:style-name="Tabla4.A1" office:value-type="string">
            <text:p text:style-name="P16">0x7fffffec</text:p>
          </table:table-cell>
          <table:table-cell table:style-name="Tabla4.A1" office:value-type="string">
            <text:p text:style-name="P25">Valor inicial s1</text:p>
          </table:table-cell>
        </table:table-row>
        <table:table-row>
          <table:table-cell table:style-name="Tabla4.A1" office:value-type="string">
            <text:p text:style-name="P23">0x7ffffff0</text:p>
          </table:table-cell>
          <table:table-cell table:style-name="Tabla4.A1" office:value-type="string">
            <text:p text:style-name="P27">*</text:p>
          </table:table-cell>
        </table:table-row>
      </table:table>
      <text:p text:style-name="P10"><text:span text:style-name="T19"><text:line-break/></text:span><text:span text:style-name="T20">(</text:span><text:span text:style-name="T21">S</text:span><text:span text:style-name="T20">e repite </text:span><text:span text:style-name="T21">el esquema</text:span><text:span text:style-name="T20"> para cada llamada de FUNCION_AUX)</text:span></text:p>
      <text:p text:style-name="P10"/>
      <text:p text:style-name="P10"><text:span text:style-name="T20">Retorno de FUNCION</text:span><text:span text:style-name="T19">:</text:span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Dirección</text:p>
          </table:table-cell>
          <table:table-cell table:style-name="Tabla5.A1" office:value-type="string">
            <text:p text:style-name="P16">Valor</text:p>
          </table:table-cell>
        </table:table-row>
        <table:table-row>
          <table:table-cell table:style-name="Tabla5.A1" office:value-type="string">
            <text:p text:style-name="P23">0x7fffffdc</text:p>
          </table:table-cell>
          <table:table-cell table:style-name="Tabla5.A1" office:value-type="string">
            <text:p text:style-name="P25">Dirección de retorno FUNCION_AUX</text:p>
          </table:table-cell>
        </table:table-row>
        <table:table-row>
          <table:table-cell table:style-name="Tabla5.A1" office:value-type="string">
            <text:p text:style-name="P23">0x7fffffe0</text:p>
          </table:table-cell>
          <table:table-cell table:style-name="Tabla5.A1" office:value-type="string">
            <text:p text:style-name="P25">-124</text:p>
          </table:table-cell>
        </table:table-row>
        <table:table-row>
          <table:table-cell table:style-name="Tabla5.A1" office:value-type="string">
            <text:p text:style-name="P16">0x7fffffe4</text:p>
          </table:table-cell>
          <table:table-cell table:style-name="Tabla5.A1" office:value-type="string">
            <text:p text:style-name="P25">-14</text:p>
          </table:table-cell>
        </table:table-row>
        <table:table-row>
          <table:table-cell table:style-name="Tabla5.A1" office:value-type="string">
            <text:p text:style-name="P16">0x7fffffe8</text:p>
          </table:table-cell>
          <table:table-cell table:style-name="Tabla5.A1" office:value-type="string">
            <text:p text:style-name="P25">Dirección de retorno FUNCION</text:p>
          </table:table-cell>
        </table:table-row>
        <table:table-row>
          <table:table-cell table:style-name="Tabla5.A1" office:value-type="string">
            <text:p text:style-name="P16">0x7fffffec</text:p>
          </table:table-cell>
          <table:table-cell table:style-name="Tabla5.A1" office:value-type="string">
            <text:p text:style-name="P25">Valor inicial s1</text:p>
          </table:table-cell>
        </table:table-row>
        <table:table-row>
          <table:table-cell table:style-name="Tabla5.A1" office:value-type="string">
            <text:p text:style-name="P19">0x7ffffff0</text:p>
          </table:table-cell>
          <table:table-cell table:style-name="Tabla5.A1" office:value-type="string">
            <text:p text:style-name="P27">*</text:p>
          </table:table-cell>
        </table:table-row>
      </table:table>
      <text:p text:style-name="P30"><text:line-break/></text:p>
      <text:p text:style-name="P12">b)<text:tab/><text:span text:style-name="T5">Funcionamiento:<text:line-break/></text:span> </text:p>
      <text:p text:style-name="P13"><text:span text:style-name="T4"><text:tab/>- FUNCION_AUX</text:span><text:span text:style-name="T1"> devuelve </text:span><text:span text:style-name="T7">1 si </text:span><text:span text:style-name="T9">¬</text:span><text:span text:style-name="T7">(a2&lt;a0) ^ </text:span><text:span text:style-name="T8">¬</text:span><text:span text:style-name="T7">(a1&lt;a2), sino devuelve 0. <text:line-break/><text:tab/></text:span><text:span text:style-name="T9">¬</text:span><text:span text:style-name="T7">(a2&lt;a0) ^ </text:span><text:span text:style-name="T9">¬</text:span><text:span text:style-name="T7">(a2&lt;a1) </text:span>≡<text:span text:style-name="T7"> a2&gt;=a0 ^ a1&gt;=a2 </text:span>≡<text:span text:style-name="T7"> a1&gt;=a2&gt;=a0 </text:span>≡ <text:span text:style-name="T10">a0&lt;=a2&lt;=a1</text:span><text:span text:style-name="T7"> <text:s text:c="2"/></text:span><text:span text:style-name="T4"><text:tab/><text:line-break/><text:tab/></text:span><text:span text:style-name="T10">es decir <text:s/></text:span><text:span text:style-name="T4">FUNCION_AUX </text:span><text:span text:style-name="T10">devuelve 1 si la secuencia [a0,a2,a1] esta ordenada (de menor a <text:tab/>mayor)</text:span></text:p>
      <text:p text:style-name="P6"><text:tab/><text:line-break/><text:tab/>- <text:span text:style-name="T5">FUNCION </text:span><text:span text:style-name="T10">primero ejecuta </text:span>FUNCION_AUX <text:span text:style-name="T10">con [a0,a4,a1] y luego con [a2,a5,a3], si <text:tab/>cualquiera de los dos no da 1 retornara. Como </text:span>FUNCION_AUX <text:span text:style-name="T10">solo puede devolver 1 o 0, <text:tab/></text:span><text:span text:style-name="T5">FUNCION</text:span><text:span text:style-name="T10"> devuelve 0 si alguna de las dos llamadas a <text:s text:c="2"/></text:span>FUNCION_AUX <text:span text:style-name="T10">da 0, sino da 1. Es <text:tab/>decir <text:s/></text:span>FUNCION <text:span text:style-name="T10">devuelve 1 si las dos llamadas a <text:s/></text:span>FUNCION_AUX <text:span text:style-name="T10">dan 1 </text:span></text:p>
      <text:p text:style-name="P1"><text:tab/></text:p>
      <text:p text:style-name="P1"><text:tab/><text:span text:style-name="T10">Error:</text:span></text:p>
      <text:p text:style-name="P6"><text:tab/>-<text:span text:style-name="T10">El error esta en </text:span><text:span text:style-name="T5">FUNCION </text:span><text:span text:style-name="T10">ya que la label return no abarca el epilogo, por los que si el <text:tab/>programa branchea a esa label no se restablecen los registros y no se cumplen las <text:tab/>convenciones de llamada. De todos modo la función pasa los test.</text:span></text:p>
      <text:p text:style-name="P1"/>
      <text:p text:style-name="P11"><text:line-break/><text:line-break/><text:line-break/><text:line-break/><text:soft-page-break/><text:tab/><text:span text:style-name="T19">Seguimiento del stack: (en amarillo se marca el sp)</text:span><text:line-break/><text:span text:style-name="T19">Inicio del programa:</text:span><text:tab/></text:p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6">Dirección</text:p>
          </table:table-cell>
          <table:table-cell table:style-name="Tabla6.A1" office:value-type="string">
            <text:p text:style-name="P16">Valor</text:p>
          </table:table-cell>
        </table:table-row>
        <table:table-row>
          <table:table-cell table:style-name="Tabla6.A1" office:value-type="string">
            <text:p text:style-name="P23">0x7fffffe0</text:p>
          </table:table-cell>
          <table:table-cell table:style-name="Tabla6.A1" office:value-type="string">
            <text:p text:style-name="P25">*</text:p>
          </table:table-cell>
        </table:table-row>
        <table:table-row>
          <table:table-cell table:style-name="Tabla6.A1" office:value-type="string">
            <text:p text:style-name="P16">0x7fffffe4</text:p>
          </table:table-cell>
          <table:table-cell table:style-name="Tabla6.A1" office:value-type="string">
            <text:p text:style-name="P25">*</text:p>
          </table:table-cell>
        </table:table-row>
        <table:table-row>
          <table:table-cell table:style-name="Tabla6.A1" office:value-type="string">
            <text:p text:style-name="P16">0x7fffffe8</text:p>
          </table:table-cell>
          <table:table-cell table:style-name="Tabla6.A1" office:value-type="string">
            <text:p text:style-name="P25">*</text:p>
          </table:table-cell>
        </table:table-row>
        <table:table-row>
          <table:table-cell table:style-name="Tabla6.A1" office:value-type="string">
            <text:p text:style-name="P16">0x7fffffec</text:p>
          </table:table-cell>
          <table:table-cell table:style-name="Tabla6.A1" office:value-type="string">
            <text:p text:style-name="P27">*</text:p>
          </table:table-cell>
        </table:table-row>
        <table:table-row>
          <table:table-cell table:style-name="Tabla6.A1" office:value-type="string">
            <text:p text:style-name="P19">0x7ffffff0</text:p>
          </table:table-cell>
          <table:table-cell table:style-name="Tabla6.A1" office:value-type="string">
            <text:p text:style-name="P27">*</text:p>
          </table:table-cell>
        </table:table-row>
      </table:table>
      <text:p text:style-name="P11"><text:tab/><text:line-break/><text:span text:style-name="T19">Llamada a FUNCION:</text:span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7">Dirección</text:p>
          </table:table-cell>
          <table:table-cell table:style-name="Tabla7.A1" office:value-type="string">
            <text:p text:style-name="P17">Valor</text:p>
          </table:table-cell>
        </table:table-row>
        <table:table-row>
          <table:table-cell table:style-name="Tabla7.A1" office:value-type="string">
            <text:p text:style-name="P24">0x7fffffe0</text:p>
          </table:table-cell>
          <table:table-cell table:style-name="Tabla7.A1" office:value-type="string">
            <text:p text:style-name="P26">*</text:p>
          </table:table-cell>
        </table:table-row>
        <table:table-row>
          <table:table-cell table:style-name="Tabla7.A1" office:value-type="string">
            <text:p text:style-name="P20">0x7fffffe4</text:p>
          </table:table-cell>
          <table:table-cell table:style-name="Tabla7.A1" office:value-type="string">
            <text:p text:style-name="P29">-5</text:p>
          </table:table-cell>
        </table:table-row>
        <table:table-row>
          <table:table-cell table:style-name="Tabla7.A1" office:value-type="string">
            <text:p text:style-name="P17">0x7fffffe8</text:p>
          </table:table-cell>
          <table:table-cell table:style-name="Tabla7.A1" office:value-type="string">
            <text:p text:style-name="P29">Valor inicial de s0</text:p>
          </table:table-cell>
        </table:table-row>
        <table:table-row>
          <table:table-cell table:style-name="Tabla7.A1" office:value-type="string">
            <text:p text:style-name="P17">0x7fffffec</text:p>
          </table:table-cell>
          <table:table-cell table:style-name="Tabla7.A1" office:value-type="string">
            <text:p text:style-name="P25">Dirección de retorno FUNCION</text:p>
          </table:table-cell>
        </table:table-row>
        <table:table-row>
          <table:table-cell table:style-name="Tabla7.A1" office:value-type="string">
            <text:p text:style-name="P24">0x7ffffff0</text:p>
          </table:table-cell>
          <table:table-cell table:style-name="Tabla7.A1" office:value-type="string">
            <text:p text:style-name="P28">*</text:p>
          </table:table-cell>
        </table:table-row>
      </table:table>
      <text:p text:style-name="P11"/>
      <text:p text:style-name="P11"><text:span text:style-name="T19">Llamada a FUNCION_</text:span><text:span text:style-name="T21">AUX</text:span><text:span text:style-name="T19">:</text:span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7">Dirección</text:p>
          </table:table-cell>
          <table:table-cell table:style-name="Tabla8.A1" office:value-type="string">
            <text:p text:style-name="P17">Valor</text:p>
          </table:table-cell>
        </table:table-row>
        <table:table-row>
          <table:table-cell table:style-name="Tabla8.A1" office:value-type="string">
            <text:p text:style-name="P20">0x7fffffe0</text:p>
          </table:table-cell>
          <table:table-cell table:style-name="Tabla8.A1" office:value-type="string">
            <text:p text:style-name="P26">Dirección de retorno FUNCION_<text:span text:style-name="T21">AUX</text:span></text:p>
          </table:table-cell>
        </table:table-row>
        <table:table-row>
          <table:table-cell table:style-name="Tabla8.A1" office:value-type="string">
            <text:p text:style-name="P24">0x7fffffe4</text:p>
          </table:table-cell>
          <table:table-cell table:style-name="Tabla8.A1" office:value-type="string">
            <text:p text:style-name="P29">-5</text:p>
          </table:table-cell>
        </table:table-row>
        <table:table-row>
          <table:table-cell table:style-name="Tabla8.A1" office:value-type="string">
            <text:p text:style-name="P17">0x7fffffe8</text:p>
          </table:table-cell>
          <table:table-cell table:style-name="Tabla8.A1" office:value-type="string">
            <text:p text:style-name="P29">Valor inicial de s0</text:p>
          </table:table-cell>
        </table:table-row>
        <table:table-row>
          <table:table-cell table:style-name="Tabla8.A1" office:value-type="string">
            <text:p text:style-name="P17">0x7fffffec</text:p>
          </table:table-cell>
          <table:table-cell table:style-name="Tabla8.A1" office:value-type="string">
            <text:p text:style-name="P26">Dirección de retorno FUNCION</text:p>
          </table:table-cell>
        </table:table-row>
        <table:table-row>
          <table:table-cell table:style-name="Tabla8.A1" office:value-type="string">
            <text:p text:style-name="P24">0x7ffffff0</text:p>
          </table:table-cell>
          <table:table-cell table:style-name="Tabla8.A1" office:value-type="string">
            <text:p text:style-name="P28">*</text:p>
          </table:table-cell>
        </table:table-row>
      </table:table>
      <text:p text:style-name="P11"><text:line-break/><text:span text:style-name="T20">Retorno de FUNCION_AUX</text:span><text:span text:style-name="T19">:</text:span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7">Dirección</text:p>
          </table:table-cell>
          <table:table-cell table:style-name="Tabla9.A1" office:value-type="string">
            <text:p text:style-name="P17">Valor</text:p>
          </table:table-cell>
        </table:table-row>
        <table:table-row>
          <table:table-cell table:style-name="Tabla9.A1" office:value-type="string">
            <text:p text:style-name="P24">0x7fffffe0</text:p>
          </table:table-cell>
          <table:table-cell table:style-name="Tabla9.A1" office:value-type="string">
            <text:p text:style-name="P26">Dirección de retorno FUNCION_<text:span text:style-name="T21">AUX</text:span></text:p>
          </table:table-cell>
        </table:table-row>
        <table:table-row>
          <table:table-cell table:style-name="Tabla9.A1" office:value-type="string">
            <text:p text:style-name="P20">0x7fffffe4</text:p>
          </table:table-cell>
          <table:table-cell table:style-name="Tabla9.A1" office:value-type="string">
            <text:p text:style-name="P29">-5</text:p>
          </table:table-cell>
        </table:table-row>
        <table:table-row>
          <table:table-cell table:style-name="Tabla9.A1" office:value-type="string">
            <text:p text:style-name="P17">0x7fffffe8</text:p>
          </table:table-cell>
          <table:table-cell table:style-name="Tabla9.A1" office:value-type="string">
            <text:p text:style-name="P29">Valor inicial de s0</text:p>
          </table:table-cell>
        </table:table-row>
        <table:table-row>
          <table:table-cell table:style-name="Tabla9.A1" office:value-type="string">
            <text:p text:style-name="P17">0x7fffffec</text:p>
          </table:table-cell>
          <table:table-cell table:style-name="Tabla9.A1" office:value-type="string">
            <text:p text:style-name="P26">Dirección de retorno FUNCION</text:p>
          </table:table-cell>
        </table:table-row>
        <table:table-row>
          <table:table-cell table:style-name="Tabla9.A1" office:value-type="string">
            <text:p text:style-name="P24">0x7ffffff0</text:p>
          </table:table-cell>
          <table:table-cell table:style-name="Tabla9.A1" office:value-type="string">
            <text:p text:style-name="P28">*</text:p>
          </table:table-cell>
        </table:table-row>
      </table:table>
      <text:p text:style-name="P11"/>
      <text:p text:style-name="P31">(Se repite el esquema para la otra llamada de FUNCION_AUX)</text:p>
      <text:p text:style-name="P11"/>
      <text:p text:style-name="P31">Retorno de FUNCION:</text:p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7">Dirección</text:p>
          </table:table-cell>
          <table:table-cell table:style-name="Tabla10.A1" office:value-type="string">
            <text:p text:style-name="P17">Valor</text:p>
          </table:table-cell>
        </table:table-row>
        <table:table-row>
          <table:table-cell table:style-name="Tabla10.A1" office:value-type="string">
            <text:p text:style-name="P24">0x7fffffe0</text:p>
          </table:table-cell>
          <table:table-cell table:style-name="Tabla10.A1" office:value-type="string">
            <text:p text:style-name="P26">Dirección de retorno FUNCION_<text:span text:style-name="T21">AUX</text:span></text:p>
          </table:table-cell>
        </table:table-row>
        <table:table-row>
          <table:table-cell table:style-name="Tabla10.A1" office:value-type="string">
            <text:p text:style-name="P24">0x7fffffe4</text:p>
          </table:table-cell>
          <table:table-cell table:style-name="Tabla10.A1" office:value-type="string">
            <text:p text:style-name="P29">-5</text:p>
          </table:table-cell>
        </table:table-row>
        <table:table-row>
          <table:table-cell table:style-name="Tabla10.A1" office:value-type="string">
            <text:p text:style-name="P17">0x7fffffe8</text:p>
          </table:table-cell>
          <table:table-cell table:style-name="Tabla10.A1" office:value-type="string">
            <text:p text:style-name="P29">Valor inicial de s0</text:p>
          </table:table-cell>
        </table:table-row>
        <table:table-row>
          <table:table-cell table:style-name="Tabla10.A1" office:value-type="string">
            <text:p text:style-name="P17">0x7fffffec</text:p>
          </table:table-cell>
          <table:table-cell table:style-name="Tabla10.A1" office:value-type="string">
            <text:p text:style-name="P26">Dirección de retorno FUNCION</text:p>
          </table:table-cell>
        </table:table-row>
        <table:table-row>
          <table:table-cell table:style-name="Tabla10.A1" office:value-type="string">
            <text:p text:style-name="P20">0x7ffffff0</text:p>
          </table:table-cell>
          <table:table-cell table:style-name="Tabla10.A1" office:value-type="string">
            <text:p text:style-name="P28">*</text:p>
          </table:table-cell>
        </table:table-row>
      </table:table>
      <text:p text:style-name="P11"><text:line-break/><text:line-break/><text:line-break/><text:line-break/><text:line-break/><text:line-break/><text:line-break/><text:line-break/><text:line-break/><text:line-break/><text:soft-page-break/><text:span text:style-name="T17">4) <text:s/><text:tab/>Los códigos están en la carpeta<text:line-break/><text:line-break/>b) <text:tab/>Para determinar si un numero es potencia de 2 hicimos lo siguiente:<text:line-break/><text:tab/>En binario las potencias de 2 son de la forma ..00100.. (todos sus bits son 0 y uno solo es 1) <text:tab/>por lo que si le restamos 1 nos queda un numero de la forma …00011… (Hasta un bit antes <text:tab/>de donde estaba el 1 hay 1 y después todo 0). Por lo tanto si hacemos un and bit a bit entre <text:tab/>esos 2 números el resultado es 0. El único caso donde a&amp;(a-1)==0 donde a no es potencia de <text:tab/>2 es si a=0.<text:line-break/><text:tab/><text:tab/><text:tab/><text:tab/><text:tab/>a&amp;(a-1)==0 &lt;=&gt; a = 0 ó a es potencia de 2<text:line-break/><text:tab/></text:span></text:p>
      <text:p text:style-name="P8"/>
      <text:p text:style-name="P32">5) <text:s/><text:tab/>Los códigos están en la carpeta</text:p>
      <text:p text:style-name="P8"><text:line-break/><text:span text:style-name="T17">6</text:span>)</text:p>
      <text:p text:style-name="P1"><text:tab/>La estructura InformacionAlumno ocupa:</text:p>
      <text:p text:style-name="P1"><text:tab/>16 bits (ID) + 8 bits (Nota) = 24bits = 3 bytes</text:p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20:33:31.260433183</meta:creation-date>
    <meta:generator>LibreOffice/7.3.7.2$Linux_X86_64 LibreOffice_project/30$Build-2</meta:generator>
    <dc:date>2024-10-29T22:43:09.048410287</dc:date>
    <meta:editing-duration>PT1H5M34S</meta:editing-duration>
    <meta:editing-cycles>7</meta:editing-cycles>
    <meta:document-statistic meta:table-count="10" meta:image-count="0" meta:object-count="0" meta:page-count="5" meta:paragraph-count="163" meta:word-count="1456" meta:character-count="8177" meta:non-whitespace-character-count="6709"/>
  </office:meta>
</office:document-meta>
</file>